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A0000043819D7D98B645746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22.666cm" draw:z-index="0"><draw:image xlink:href="Pictures/100002010000032A0000043819D7D98B645746F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21:53:19.699858632</meta:creation-date>
    <dc:date>2020-12-13T21:53:43.281874663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